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a8b2" officeooo:paragraph-rsid="001d725e"/>
    </style:style>
    <style:style style:name="T1" style:family="text">
      <style:text-properties officeooo:rsid="001d72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1">$</text:span>mysql -u root -p</text:p>
      <text:p text:style-name="P1"/>
      <text:p text:style-name="P1">show databases;</text:p>
      <text:p text:style-name="P1"/>
      <text:p text:style-name="P1">use students;</text:p>
      <text:p text:style-name="P1"/>
      <text:p text:style-name="P1"><text:s/>show tables;</text:p>
      <text:p text:style-name="P1"/>
      <text:p text:style-name="P1">create table system_info (utime varchar(10), fma varchar(5));</text:p>
      <text:p text:style-name="P1"/>
      <text:p text:style-name="P1">desc system_info;</text:p>
      <text:p text:style-name="P1"/>
      <text:p text:style-name="P1">select * from system_info;</text:p>
      <text:p text:style-name="P1"/>
      <text:p text:style-name="P1">select * from system_info;</text:p>
      <text:p text:style-name="P1"/>
      <text:p text:style-name="P1">delete from system_info;</text:p>
      <text:p text:style-name="P1"/>
      <text:p text:style-name="P1">select * from system_info;</text:p>
      <text:p text:style-name="P1"/>
      <text:p text:style-name="P1">show tables;</text:p>
      <text:p text:style-name="P1"/>
      <text:p text:style-name="P1">drop table system_info;</text:p>
      <text:p text:style-name="P1"/>
      <text:p text:style-name="P1">create table system_info (cdate varchar(25), utime varchar(10), fma varchar(5));</text:p>
      <text:p text:style-name="P1"/>
      <text:p text:style-name="P1">select * from system_info;</text:p>
      <text:p text:style-name="P1"/>
      <text:p text:style-name="P1"><text:s/>desc system_info;</text:p>
      <text:p text:style-name="P1"/>
      <text:p text:style-name="P1">alter table system_info modify column cdate varchar(35);</text:p>
      <text:p text:style-name="P1"/>
      <text:p text:style-name="P1">desc system_info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12:39:15.390415014</meta:creation-date>
    <dc:date>2018-05-15T12:43:44.516604251</dc:date>
    <meta:editing-duration>PT4M29S</meta:editing-duration>
    <meta:editing-cycles>1</meta:editing-cycles>
    <meta:document-statistic meta:table-count="0" meta:image-count="0" meta:object-count="0" meta:page-count="1" meta:paragraph-count="17" meta:word-count="63" meta:character-count="471" meta:non-whitespace-character-count="422"/>
    <meta:generator>LibreOffice/5.1.6.2$Linux_X86_64 LibreOffice_project/10m0$Build-2</meta:generator>
  </office:meta>
</office:document-meta>
</file>